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8_12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Morris J. Ascher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5 December 1851</text:p>
      <text:p text:style-name="P2">Month<text:tab/><text:tab/><text:tab/><text:tab/><text:tab/><text:tab/>December</text:p>
      <text:p text:style-name="P2">Year<text:tab/><text:tab/><text:tab/><text:tab/><text:tab/><text:tab/>1851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of the manuscript is also available in Box 19, FF 6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4">Philadelphia Dec 25 1851/</text:p>
      <text:p text:style-name="P2">Revd Sir/</text:p>
      <text:p text:style-name="P2"><text:tab/>As secretary of “The Hebrew/ Literary Association of Philadelphia” I/ have the honor to inform you of your/ election as an honorary member. <text:s/>Your/ election took place some time ago, and/ the cause of your not having received/ notice before the present time, is that our/ then secretary left the city, and it was/ not known that he had omitted to notify/ you. <text:s/>Hoping you will excuse our seeming/ neglect./</text:p>
      <text:p text:style-name="P2"><text:tab/>I have the honor to remain/</text:p>
      <text:p text:style-name="P2"><text:tab/><text:tab/><text:tab/>Yours Respty/</text:p>
      <text:p text:style-name="P2">Revd S. Morais.<text:tab/><text:tab/>Morris J Ascher/</text:p>
      <text:p text:style-name="P2"><text:tab/><text:tab/><text:tab/><text:tab/>Secty Hebrew L. Assc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0T11:03:01</meta:creation-date>
    <dc:date>2012-03-19T14:56:21.06</dc:date>
    <dc:language>en-US</dc:language>
    <meta:editing-cycles>3</meta:editing-cycles>
    <meta:editing-duration>PT00H15M28S</meta:editing-duration>
    <meta:document-statistic meta:table-count="0" meta:image-count="0" meta:object-count="0" meta:page-count="2" meta:paragraph-count="68" meta:word-count="279" meta:character-count="1893"/>
    <dc:creator>Penn Libraries</dc:creator>
    <meta:user-defined meta:name="Info 1"/>
    <meta:user-defined meta:name="Info 2"/>
    <meta:user-defined meta:name="Info 3"/>
    <meta:user-defined meta:name="Info 4"/>
  </office:meta>
</office:document-meta>
</file>